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subtitle">
      <style:graphic-properties draw:fill-color="#ffffff" fo:min-height="17.935cm"/>
    </style:style>
    <style:style style:name="pr2" style:family="presentation" style:parent-style-name="標準-notes">
      <style:graphic-properties draw:fill-color="#ffffff" draw:auto-grow-height="true" fo:min-height="12.572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 text:style-name="P1">コア係</text:p>
            <text:p text:style-name="P1"/>
            <text:p text:style-name="P1">●先週の進捗</text:p>
            <text:p text:style-name="P1">データバス構成要素をひたすら実装</text:p>
            <text:p text:style-name="P1"><text:s/>- I/Oコントローラ、SRAMコントローラ(HW実験で作ったものを改良)、ALU、命令メモリ・汎用レジスタ(Block RAM)、SRAMシミュレーションモデル</text:p>
            <text:p text:style-name="P1"><text:s/>- デコーダ←now in progress</text:p>
            <text:p text:style-name="P1"/>
            <text:p text:style-name="P1">●今週の予定</text:p>
            <text:p text:style-name="P1">Fibが動くコアを完成</text:p>
            <text:p text:style-name="P1"><text:s/>- 逐次実行(CPIは4で固定の見込み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397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番号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3.968cm" svg:height="10.476cm" svg:x="3.81cm" svg:y="2.123cm" presentation:class="page"/>
        <draw:frame presentation:style-name="標準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oko MUROYA</meta:initial-creator>
    <meta:creation-date>2012-10-23T04:59:03</meta:creation-date>
    <meta:editing-duration>PT6M13S</meta:editing-duration>
    <meta:editing-cycles>2</meta:editing-cycles>
    <dc:date>2012-10-23T05:05:14</dc:date>
    <dc:creator>Koko MUROYA</dc:creator>
    <meta:document-statistic meta:object-count="24"/>
    <meta:generator>LibreOffice/3.3$Unix LibreOffice_project/330m19$Build-401</meta:generator>
  </office:meta>
</office:document-meta>
</file>